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9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11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13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17" style:family="table-cell" style:parent-style-name="Default" style:data-style-name="N42">
      <style:table-cell-properties fo:border="0.06pt solid #000000"/>
    </style:style>
    <style:style style:name="ce18" style:family="table-cell" style:parent-style-name="Default" style:data-style-name="N42">
      <style:table-cell-properties fo:background-color="#ff950e" fo:border="0.06pt solid #000000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30">
      <style:table-cell-properties fo:background-color="#ccffff"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5" style:family="table-cell" style:parent-style-name="Default">
      <style:table-cell-properties fo:background-color="#ccffff" fo:border="0.06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9" style:family="table-cell" style:parent-style-name="Default">
      <style:table-cell-properties fo:background-color="#0000cc"/>
    </style:style>
    <style:style style:name="ce30" style:family="table-cell" style:parent-style-name="Default">
      <style:table-cell-properties fo:background-color="#009900"/>
    </style:style>
    <style:style style:name="ce31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10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3"/>
        </table:table-row>
        <table:table-row table:style-name="ro2">
          <table:table-cell table:number-columns-repeated="4"/>
          <table:table-cell table:style-name="ce2" office:value-type="string" calcext:value-type="string">
            <text:p>Day/Time</text:p>
          </table:table-cell>
          <table:table-cell table:style-name="ce4" office:value-type="string" calcext:value-type="string">
            <text:p>04:30 – 05:30</text:p>
          </table:table-cell>
          <table:table-cell table:style-name="ce4" office:value-type="string" calcext:value-type="string">
            <text:p>05:30 – 06:30</text:p>
          </table:table-cell>
          <table:table-cell table:style-name="ce10" office:value-type="string" calcext:value-type="string">
            <text:p>08:30 – 10:00</text:p>
          </table:table-cell>
          <table:table-cell table:style-name="ce12" office:value-type="string" calcext:value-type="string">
            <text:p>10:00 – 11:00</text:p>
          </table:table-cell>
          <table:table-cell table:style-name="ce12" office:value-type="string" calcext:value-type="string">
            <text:p>11:00 – 12:0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onday</text:p>
          </table:table-cell>
          <table:table-cell table:style-name="ce5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u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Wednesday</text:p>
          </table:table-cell>
          <table:table-cell table:style-name="ce6" office:value-type="string" calcext:value-type="string">
            <text:p>MIT 6.046J</text:p>
          </table:table-cell>
          <table:table-cell table:style-name="ce9" office:value-type="string" calcext:value-type="string">
            <text:p>MIT 18.01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hursday</text:p>
          </table:table-cell>
          <table:table-cell table:style-name="ce7" office:value-type="string" calcext:value-type="string">
            <text:p>MIT 6.042J</text:p>
          </table:table-cell>
          <table:table-cell table:style-name="ce5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Fri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11" office:value-type="string" calcext:value-type="string">
            <text:p>MIT 6.00SC</text:p>
          </table:table-cell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aturday</text:p>
          </table:table-cell>
          <table:table-cell table:style-name="ce7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8"/>
          <table:table-cell table:style-name="ce13" office:value-type="string" calcext:value-type="string">
            <text:p>A Byte Of Python</text:p>
          </table:table-cell>
          <table:table-cell table:style-name="ce15" office:value-type="string" calcext:value-type="string">
            <text:p>Operating System'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unday</text:p>
          </table:table-cell>
          <table:table-cell table:style-name="ce8" table:number-columns-repeated="3"/>
          <table:table-cell table:style-name="ce13" office:value-type="string" calcext:value-type="string">
            <text:p>A Byte Of Python</text:p>
          </table:table-cell>
          <table:table-cell table:style-name="ce16"/>
        </table:table-row>
      </table:table>
      <table:table table:name="Sheet2" table:style-name="ta1">
        <table:table-column table:style-name="co1" table:default-cell-style-name="ce19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26"/>
        <table:table-column table:style-name="co1" table:number-columns-repeated="2" table:default-cell-style-name="ce26"/>
        <table:table-column table:style-name="co1" table:default-cell-style-name="ce28"/>
        <table:table-column table:style-name="co4" table:default-cell-style-name="ce28"/>
        <table:table-row table:style-name="ro1">
          <table:table-cell table:style-name="ce17"/>
          <table:table-cell table:style-name="ce20" office:value-type="string" calcext:value-type="string" table:number-columns-spanned="7" table:number-rows-spanned="1">
            <text:p>Schedule</text:p>
          </table:table-cell>
          <table:covered-table-cell table:number-columns-repeated="6" table:style-name="ce25"/>
          <table:table-cell table:number-columns-repeated="7"/>
        </table:table-row>
        <table:table-row table:style-name="ro1">
          <table:table-cell table:style-name="ce17"/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22" table:number-columns-repeated="2"/>
          <table:table-cell table:style-name="ce22" office:value-type="date" office:date-value="2014-10-22" calcext:value-type="date">
            <text:p>22/10/14</text:p>
          </table:table-cell>
          <table:table-cell table:style-name="ce22" office:value-type="date" office:date-value="2014-10-23" calcext:value-type="date">
            <text:p>23/10/14</text:p>
          </table:table-cell>
          <table:table-cell table:style-name="ce22" office:value-type="date" office:date-value="2014-10-24" calcext:value-type="date">
            <text:p>24/10/14</text:p>
          </table:table-cell>
          <table:table-cell table:style-name="ce22" office:value-type="date" office:date-value="2014-10-25" calcext:value-type="date">
            <text:p>25/10/14</text:p>
          </table:table-cell>
          <table:table-cell table:style-name="ce22" office:value-type="date" office:date-value="2014-10-26" calcext:value-type="date">
            <text:p>26/10/14</text:p>
          </table:table-cell>
          <table:table-cell table:number-columns-repeated="7"/>
        </table:table-row>
        <table:table-row table:style-name="ro1">
          <table:table-cell table:style-name="ce18" office:value-type="time" office:time-value="PT04H00M00S" calcext:value-type="time">
            <text:p>04:00 AM</text:p>
          </table:table-cell>
          <table:table-cell table:style-name="ce23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25M00S" calcext:value-type="time">
            <text:p>04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25M00S" calcext:value-type="time">
            <text:p>04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30M00S" calcext:value-type="time">
            <text:p>04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30M00S" calcext:value-type="time">
            <text:p>04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4H55M00S" calcext:value-type="time">
            <text:p>04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4H55M00S" calcext:value-type="time">
            <text:p>04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5H00M00S" calcext:value-type="time">
            <text:p>05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5H00M00S" calcext:value-type="time">
            <text:p>05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5H25M00S" calcext:value-type="time">
            <text:p>05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5H25M00S" calcext:value-type="time">
            <text:p>05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30M00S" calcext:value-type="time">
            <text:p>05:30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30M00S" calcext:value-type="time">
            <text:p>05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55M00S" calcext:value-type="time">
            <text:p>05:55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5H55M00S" calcext:value-type="time">
            <text:p>05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00M00S" calcext:value-type="time">
            <text:p>06:00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00M00S" calcext:value-type="time">
            <text:p>06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25M00S" calcext:value-type="time">
            <text:p>06:25 AM</text:p>
          </table:table-cell>
          <table:covered-table-cell table:number-columns-repeated="7" table:style-name="ce24" table:content-validation-name="val1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8" office:value-type="time" office:time-value="PT06H25M00S" calcext:value-type="time">
            <text:p>06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6H30M00S" calcext:value-type="time">
            <text:p>06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6H30M00S" calcext:value-type="time">
            <text:p>06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6H55M00S" calcext:value-type="time">
            <text:p>06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6H55M00S" calcext:value-type="time">
            <text:p>06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00M00S" calcext:value-type="time">
            <text:p>07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00M00S" calcext:value-type="time">
            <text:p>07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25M00S" calcext:value-type="time">
            <text:p>07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25M00S" calcext:value-type="time">
            <text:p>07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30M00S" calcext:value-type="time">
            <text:p>07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30M00S" calcext:value-type="time">
            <text:p>07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7H55M00S" calcext:value-type="time">
            <text:p>07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7H55M00S" calcext:value-type="time">
            <text:p>07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00M00S" calcext:value-type="time">
            <text:p>08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00M00S" calcext:value-type="time">
            <text:p>08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25M00S" calcext:value-type="time">
            <text:p>08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25M00S" calcext:value-type="time">
            <text:p>08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30M00S" calcext:value-type="time">
            <text:p>08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30M00S" calcext:value-type="time">
            <text:p>08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8H55M00S" calcext:value-type="time">
            <text:p>08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8H55M00S" calcext:value-type="time">
            <text:p>08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00M00S" calcext:value-type="time">
            <text:p>09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00M00S" calcext:value-type="time">
            <text:p>09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25M00S" calcext:value-type="time">
            <text:p>09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25M00S" calcext:value-type="time">
            <text:p>09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30M00S" calcext:value-type="time">
            <text:p>09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30M00S" calcext:value-type="time">
            <text:p>09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09H55M00S" calcext:value-type="time">
            <text:p>09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09H55M00S" calcext:value-type="time">
            <text:p>09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00M00S" calcext:value-type="time">
            <text:p>10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00M00S" calcext:value-type="time">
            <text:p>10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25M00S" calcext:value-type="time">
            <text:p>10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25M00S" calcext:value-type="time">
            <text:p>10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30M00S" calcext:value-type="time">
            <text:p>10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30M00S" calcext:value-type="time">
            <text:p>10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0H55M00S" calcext:value-type="time">
            <text:p>10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0H55M00S" calcext:value-type="time">
            <text:p>10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00M00S" calcext:value-type="time">
            <text:p>11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00M00S" calcext:value-type="time">
            <text:p>11:0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25M00S" calcext:value-type="time">
            <text:p>11:2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25M00S" calcext:value-type="time">
            <text:p>11:2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30M00S" calcext:value-type="time">
            <text:p>11:3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30M00S" calcext:value-type="time">
            <text:p>11:30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1H55M00S" calcext:value-type="time">
            <text:p>11:55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1H55M00S" calcext:value-type="time">
            <text:p>11:55 A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00M00S" calcext:value-type="time">
            <text:p>12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00M00S" calcext:value-type="time">
            <text:p>12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25M00S" calcext:value-type="time">
            <text:p>12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25M00S" calcext:value-type="time">
            <text:p>12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30M00S" calcext:value-type="time">
            <text:p>12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30M00S" calcext:value-type="time">
            <text:p>12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2H55M00S" calcext:value-type="time">
            <text:p>12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2H55M00S" calcext:value-type="time">
            <text:p>12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00M00S" calcext:value-type="time">
            <text:p>01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00M00S" calcext:value-type="time">
            <text:p>01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25M00S" calcext:value-type="time">
            <text:p>01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25M00S" calcext:value-type="time">
            <text:p>01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30M00S" calcext:value-type="time">
            <text:p>01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30M00S" calcext:value-type="time">
            <text:p>01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3H55M00S" calcext:value-type="time">
            <text:p>01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3H55M00S" calcext:value-type="time">
            <text:p>01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00M00S" calcext:value-type="time">
            <text:p>02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00M00S" calcext:value-type="time">
            <text:p>02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25M00S" calcext:value-type="time">
            <text:p>02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25M00S" calcext:value-type="time">
            <text:p>02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30M00S" calcext:value-type="time">
            <text:p>02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30M00S" calcext:value-type="time">
            <text:p>02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4H55M00S" calcext:value-type="time">
            <text:p>02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4H55M00S" calcext:value-type="time">
            <text:p>02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00M00S" calcext:value-type="time">
            <text:p>03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00M00S" calcext:value-type="time">
            <text:p>03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25M00S" calcext:value-type="time">
            <text:p>03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25M00S" calcext:value-type="time">
            <text:p>03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30M00S" calcext:value-type="time">
            <text:p>03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30M00S" calcext:value-type="time">
            <text:p>03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5H55M00S" calcext:value-type="time">
            <text:p>03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office:value-type="time" office:time-value="PT15H55M00S" calcext:value-type="time">
            <text:p>03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office:value-type="time" office:time-value="PT16H00M00S" calcext:value-type="time">
            <text:p>04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]+0.5" office:value-type="time" office:time-value="PT16H00M00S" calcext:value-type="time">
            <text:p>04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]+0.5" office:value-type="time" office:time-value="PT16H25M00S" calcext:value-type="time">
            <text:p>04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]+0.5" office:value-type="time" office:time-value="PT16H25M00S" calcext:value-type="time">
            <text:p>04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7]+0.5" office:value-type="time" office:time-value="PT16H30M00S" calcext:value-type="time">
            <text:p>04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8]+0.5" office:value-type="time" office:time-value="PT16H30M00S" calcext:value-type="time">
            <text:p>04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9]+0.5" office:value-type="time" office:time-value="PT16H55M00S" calcext:value-type="time">
            <text:p>04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0]+0.5" office:value-type="time" office:time-value="PT16H55M00S" calcext:value-type="time">
            <text:p>04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1]+0.5" office:value-type="time" office:time-value="PT17H00M00S" calcext:value-type="time">
            <text:p>05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2]+0.5" office:value-type="time" office:time-value="PT17H00M00S" calcext:value-type="time">
            <text:p>05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3]+0.5" office:value-type="time" office:time-value="PT17H25M00S" calcext:value-type="time">
            <text:p>05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4]+0.5" office:value-type="time" office:time-value="PT17H25M00S" calcext:value-type="time">
            <text:p>05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5]+0.5" office:value-type="time" office:time-value="PT17H30M00S" calcext:value-type="time">
            <text:p>05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6]+0.5" office:value-type="time" office:time-value="PT17H30M00S" calcext:value-type="time">
            <text:p>05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7]+0.5" office:value-type="time" office:time-value="PT17H55M00S" calcext:value-type="time">
            <text:p>05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18]+0.5" office:value-type="time" office:time-value="PT17H55M00S" calcext:value-type="time">
            <text:p>05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19]+0.5" office:value-type="time" office:time-value="PT18H00M00S" calcext:value-type="time">
            <text:p>06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0]+0.5" office:value-type="time" office:time-value="PT18H00M00S" calcext:value-type="time">
            <text:p>06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1]+0.5" office:value-type="time" office:time-value="PT18H25M00S" calcext:value-type="time">
            <text:p>06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2]+0.5" office:value-type="time" office:time-value="PT18H25M00S" calcext:value-type="time">
            <text:p>06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3]+0.5" office:value-type="time" office:time-value="PT18H30M00S" calcext:value-type="time">
            <text:p>06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4]+0.5" office:value-type="time" office:time-value="PT18H30M00S" calcext:value-type="time">
            <text:p>06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5]+0.5" office:value-type="time" office:time-value="PT18H55M00S" calcext:value-type="time">
            <text:p>06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6]+0.5" office:value-type="time" office:time-value="PT18H55M00S" calcext:value-type="time">
            <text:p>06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7]+0.5" office:value-type="time" office:time-value="PT19H00M00S" calcext:value-type="time">
            <text:p>07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28]+0.5" office:value-type="time" office:time-value="PT19H00M00S" calcext:value-type="time">
            <text:p>07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29]+0.5" office:value-type="time" office:time-value="PT19H25M00S" calcext:value-type="time">
            <text:p>07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0]+0.5" office:value-type="time" office:time-value="PT19H25M00S" calcext:value-type="time">
            <text:p>07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1]+0.5" office:value-type="time" office:time-value="PT19H30M00S" calcext:value-type="time">
            <text:p>07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2]+0.5" office:value-type="time" office:time-value="PT19H30M00S" calcext:value-type="time">
            <text:p>07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3]+0.5" office:value-type="time" office:time-value="PT19H55M00S" calcext:value-type="time">
            <text:p>07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4]+0.5" office:value-type="time" office:time-value="PT19H55M00S" calcext:value-type="time">
            <text:p>07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5]+0.5" office:value-type="time" office:time-value="PT20H00M00S" calcext:value-type="time">
            <text:p>08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6]+0.5" office:value-type="time" office:time-value="PT20H00M00S" calcext:value-type="time">
            <text:p>08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7]+0.5" office:value-type="time" office:time-value="PT20H25M00S" calcext:value-type="time">
            <text:p>08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38]+0.5" office:value-type="time" office:time-value="PT20H25M00S" calcext:value-type="time">
            <text:p>08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39]+0.5" office:value-type="time" office:time-value="PT20H30M00S" calcext:value-type="time">
            <text:p>08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0]+0.5" office:value-type="time" office:time-value="PT20H30M00S" calcext:value-type="time">
            <text:p>08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1]+0.5" office:value-type="time" office:time-value="PT20H55M00S" calcext:value-type="time">
            <text:p>08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2]+0.5" office:value-type="time" office:time-value="PT20H55M00S" calcext:value-type="time">
            <text:p>08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3]+0.5" office:value-type="time" office:time-value="PT21H00M00S" calcext:value-type="time">
            <text:p>09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4]+0.5" office:value-type="time" office:time-value="PT21H00M00S" calcext:value-type="time">
            <text:p>09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5]+0.5" office:value-type="time" office:time-value="PT21H25M00S" calcext:value-type="time">
            <text:p>09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6]+0.5" office:value-type="time" office:time-value="PT21H25M00S" calcext:value-type="time">
            <text:p>09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7]+0.5" office:value-type="time" office:time-value="PT21H30M00S" calcext:value-type="time">
            <text:p>09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48]+0.5" office:value-type="time" office:time-value="PT21H30M00S" calcext:value-type="time">
            <text:p>09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49]+0.5" office:value-type="time" office:time-value="PT21H55M00S" calcext:value-type="time">
            <text:p>09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0]+0.5" office:value-type="time" office:time-value="PT21H55M00S" calcext:value-type="time">
            <text:p>09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1]+0.5" office:value-type="time" office:time-value="PT22H00M00S" calcext:value-type="time">
            <text:p>10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2]+0.5" office:value-type="time" office:time-value="PT22H00M00S" calcext:value-type="time">
            <text:p>10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3" table:content-validation-name="val1" office:value-type="string" calcext:value-type="string" table:number-columns-spanned="1" table:number-rows-spanned="2">
            <text:p>A Byte Of Python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3]+0.5" office:value-type="time" office:time-value="PT22H25M00S" calcext:value-type="time">
            <text:p>10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4]+0.5" office:value-type="time" office:time-value="PT22H25M00S" calcext:value-type="time">
            <text:p>10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office:value-type="string" calcext:value-type="string" table:number-columns-spanned="1" table:number-rows-spanned="2">
            <text:p>Pbreak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5]+0.5" office:value-type="time" office:time-value="PT22H30M00S" calcext:value-type="time">
            <text:p>10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6]+0.5" office:value-type="time" office:time-value="PT22H30M00S" calcext:value-type="time">
            <text:p>10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office:value-type="string" calcext:value-type="string" table:number-columns-spanned="1" table:number-rows-spanned="2">
            <text:p>A Byte Of Python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2"/>
          <table:table-cell table:style-name="ce27"/>
          <table:table-cell table:number-columns-repeated="4"/>
        </table:table-row>
        <table:table-row table:style-name="ro1">
          <table:table-cell table:style-name="ce18" table:formula="of:=[.A57]+0.5" office:value-type="time" office:time-value="PT22H55M00S" calcext:value-type="time">
            <text:p>10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58]+0.5" office:value-type="time" office:time-value="PT22H55M00S" calcext:value-type="time">
            <text:p>10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office:value-type="string" calcext:value-type="string" table:number-columns-spanned="1" table:number-rows-spanned="2">
            <text:p>Pbreak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59]+0.5" office:value-type="time" office:time-value="PT23H00M00S" calcext:value-type="time">
            <text:p>11:0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0]+0.5" office:value-type="time" office:time-value="PT23H00M00S" calcext:value-type="time">
            <text:p>11:0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office:value-type="string" calcext:value-type="string" table:number-columns-spanned="1" table:number-rows-spanned="2">
            <text:p>Operating System'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1]+0.5" office:value-type="time" office:time-value="PT23H25M00S" calcext:value-type="time">
            <text:p>11:2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2]+0.5" office:value-type="time" office:time-value="PT23H25M00S" calcext:value-type="time">
            <text:p>11:2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office:value-type="string" calcext:value-type="string" table:number-columns-spanned="1" table:number-rows-spanned="2">
            <text:p>Pbreak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3]+0.5" office:value-type="time" office:time-value="PT23H30M00S" calcext:value-type="time">
            <text:p>11:30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4]+0.5" office:value-type="time" office:time-value="PT23H30M00S" calcext:value-type="time">
            <text:p>11:30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5]+0.5" office:value-type="time" office:time-value="PT23H55M00S" calcext:value-type="time">
            <text:p>11:55 P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>
          <table:table-cell table:style-name="ce18" table:formula="of:=[.A66]+0.5" office:value-type="time" office:time-value="PT23H55M00S" calcext:value-type="time">
            <text:p>11:55 PM</text:p>
          </table:table-cell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style-name="ce24" table:content-validation-name="val1" table:number-columns-spanned="1" table:number-rows-spanned="2"/>
          <table:table-cell table:number-columns-repeated="7"/>
        </table:table-row>
        <table:table-row table:style-name="ro1">
          <table:table-cell table:style-name="ce18" table:formula="of:=[.A67]+0.5" office:value-type="time" office:time-value="PT24H00M00S" calcext:value-type="time">
            <text:p>12:00 AM</text:p>
          </table:table-cell>
          <table:covered-table-cell table:number-columns-repeated="7" table:style-name="ce24" table:content-validation-name="val1"/>
          <table:table-cell table:number-columns-repeated="7"/>
        </table:table-row>
        <table:table-row table:style-name="ro1" table:number-rows-repeated="104841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3" table:style-name="ta1">
        <table:table-column table:style-name="co1" table:default-cell-style-name="ce29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30" office:value-type="string" calcext:value-type="string">
            <text:p>MIT 6.046J</text:p>
          </table:table-cell>
        </table:table-row>
        <table:table-row table:style-name="ro1">
          <table:table-cell table:style-name="ce31" office:value-type="string" calcext:value-type="string">
            <text:p>Pbreak</text:p>
          </table:table-cell>
        </table:table-row>
        <table:table-row table:style-name="ro1">
          <table:table-cell table:style-name="ce7" office:value-type="string" calcext:value-type="string">
            <text:p>MIT 6.042J</text:p>
          </table:table-cell>
        </table:table-row>
        <table:table-row table:style-name="ro1">
          <table:table-cell table:style-name="ce9" office:value-type="string" calcext:value-type="string">
            <text:p>MIT 18.01</text:p>
          </table:table-cell>
        </table:table-row>
        <table:table-row table:style-name="ro2">
          <table:table-cell table:style-name="ce13" office:value-type="string" calcext:value-type="string">
            <text:p>A Byte Of Python</text:p>
          </table:table-cell>
        </table:table-row>
        <table:table-row table:style-name="ro1">
          <table:table-cell table:style-name="ce14" office:value-type="string" calcext:value-type="string">
            <text:p>Data Mining</text:p>
          </table:table-cell>
        </table:table-row>
        <table:table-row table:style-name="ro2">
          <table:table-cell table:style-name="ce15" office:value-type="string" calcext:value-type="string">
            <text:p>Operating System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22:53:29.964004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4T23:32:20.200164071</dc:date>
    <meta:editing-duration>PT9H33M10S</meta:editing-duration>
    <meta:editing-cycles>81</meta:editing-cycles>
    <meta:generator>LibreOffice/4.3.2.2$Linux_X86_64 LibreOffice_project/430m0$Build-2</meta:generator>
    <meta:document-statistic meta:table-count="3" meta:cell-count="231" meta:object-count="0"/>
  </office:meta>
</office:document-meta>
</file>